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54" calcext:value-type="float">
            <text:p>125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2" calcext:value-type="float">
            <text:p>13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